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6b8" officeooo:paragraph-rsid="000e06b8"/>
    </style:style>
    <style:style style:name="P2" style:family="paragraph" style:parent-style-name="Standard">
      <style:text-properties officeooo:rsid="000c3ab0" officeooo:paragraph-rsid="000c3ab0"/>
    </style:style>
    <style:style style:name="P3" style:family="paragraph" style:parent-style-name="Standard">
      <style:text-properties officeooo:rsid="00171a70" officeooo:paragraph-rsid="00171a70"/>
    </style:style>
    <style:style style:name="P4" style:family="paragraph" style:parent-style-name="Standard">
      <style:text-properties officeooo:rsid="00295fa0" officeooo:paragraph-rsid="00295fa0"/>
    </style:style>
    <style:style style:name="P5" style:family="paragraph" style:parent-style-name="Text_20_body">
      <style:text-properties officeooo:rsid="001b9781" officeooo:paragraph-rsid="001b9781"/>
    </style:style>
    <style:style style:name="P6" style:family="paragraph" style:parent-style-name="Text_20_body">
      <style:text-properties officeooo:rsid="00204f2a" officeooo:paragraph-rsid="00204f2a"/>
    </style:style>
    <style:style style:name="P7" style:family="paragraph" style:parent-style-name="Text_20_body">
      <style:text-properties officeooo:paragraph-rsid="0024dcb0"/>
    </style:style>
    <style:style style:name="P8" style:family="paragraph" style:parent-style-name="Text_20_body">
      <style:text-properties officeooo:rsid="0030547f" officeooo:paragraph-rsid="0032abfb"/>
    </style:style>
    <style:style style:name="P9" style:family="paragraph" style:parent-style-name="Text_20_body">
      <style:text-properties officeooo:rsid="00332bfb" officeooo:paragraph-rsid="00332bfb"/>
    </style:style>
    <style:style style:name="P10" style:family="paragraph" style:parent-style-name="Text_20_body">
      <style:text-properties officeooo:rsid="0042733a" officeooo:paragraph-rsid="0042733a"/>
    </style:style>
    <style:style style:name="P11" style:family="paragraph" style:parent-style-name="Preformatted_20_Text">
      <style:text-properties fo:font-size="9pt" style:font-size-asian="9pt" style:font-size-complex="9pt"/>
    </style:style>
    <style:style style:name="P12" style:family="paragraph" style:parent-style-name="Preformatted_20_Text">
      <style:paragraph-properties fo:margin-top="0in" fo:margin-bottom="0.1799in" loext:contextual-spacing="false"/>
      <style:text-properties officeooo:paragraph-rsid="001d8821"/>
    </style:style>
    <style:style style:name="P13" style:family="paragraph" style:parent-style-name="Heading_20_2">
      <style:text-properties officeooo:rsid="0014e46e" officeooo:paragraph-rsid="0014e46e"/>
    </style:style>
    <style:style style:name="P14" style:family="paragraph" style:parent-style-name="Heading_20_2">
      <style:text-properties officeooo:paragraph-rsid="002fdf02"/>
    </style:style>
    <style:style style:name="P15" style:family="paragraph" style:parent-style-name="Heading_20_1">
      <style:text-properties officeooo:rsid="0012235c" officeooo:paragraph-rsid="0012235c"/>
    </style:style>
    <style:style style:name="P16" style:family="paragraph" style:parent-style-name="Text_20_body" style:list-style-name="L1">
      <style:text-properties officeooo:rsid="0032abfb" officeooo:paragraph-rsid="0032abfb"/>
    </style:style>
    <style:style style:name="P17" style:family="paragraph" style:parent-style-name="Text_20_body" style:list-style-name="L1">
      <style:text-properties officeooo:rsid="00332bfb" officeooo:paragraph-rsid="00332bfb"/>
    </style:style>
    <style:style style:name="P18" style:family="paragraph" style:parent-style-name="Text_20_body" style:list-style-name="L2">
      <style:text-properties officeooo:rsid="00332bfb" officeooo:paragraph-rsid="00332bfb"/>
    </style:style>
    <style:style style:name="P19" style:family="paragraph" style:parent-style-name="Text_20_body">
      <style:text-properties officeooo:rsid="0041d2be" officeooo:paragraph-rsid="0041d2be"/>
    </style:style>
    <style:style style:name="P20" style:family="paragraph" style:parent-style-name="Text_20_body" style:list-style-name="L3">
      <style:text-properties officeooo:paragraph-rsid="0041d2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df02" style:font-style-asian="italic" style:font-style-complex="italic"/>
    </style:style>
    <style:style style:name="T3" style:family="text">
      <style:text-properties officeooo:rsid="000eb158"/>
    </style:style>
    <style:style style:name="T4" style:family="text">
      <style:text-properties officeooo:rsid="00127af8"/>
    </style:style>
    <style:style style:name="T5" style:family="text">
      <style:text-properties officeooo:rsid="00146905"/>
    </style:style>
    <style:style style:name="T6" style:family="text">
      <style:text-properties officeooo:rsid="00185c1d"/>
    </style:style>
    <style:style style:name="T7" style:family="text">
      <style:text-properties officeooo:rsid="001a2907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aaeab"/>
    </style:style>
    <style:style style:name="T10" style:family="text">
      <style:text-properties style:font-name="Courier New" officeooo:rsid="0030547f"/>
    </style:style>
    <style:style style:name="T11" style:family="text">
      <style:text-properties style:font-name="Courier New" officeooo:rsid="00384fb0"/>
    </style:style>
    <style:style style:name="T12" style:family="text">
      <style:text-properties officeooo:rsid="001d88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729d"/>
    </style:style>
    <style:style style:name="T15" style:family="text">
      <style:text-properties officeooo:rsid="00277791"/>
    </style:style>
    <style:style style:name="T16" style:family="text">
      <style:text-properties officeooo:rsid="002aaeab"/>
    </style:style>
    <style:style style:name="T17" style:family="text">
      <style:text-properties officeooo:rsid="002e4294"/>
    </style:style>
    <style:style style:name="T18" style:family="text">
      <style:text-properties officeooo:rsid="002fdf02"/>
    </style:style>
    <style:style style:name="T19" style:family="text">
      <style:text-properties officeooo:rsid="0032abfb"/>
    </style:style>
    <style:style style:name="T20" style:family="text">
      <style:text-properties officeooo:rsid="00332bfb"/>
    </style:style>
    <style:style style:name="T21" style:family="text">
      <style:text-properties officeooo:rsid="00384fb0"/>
    </style:style>
    <style:style style:name="T22" style:family="text">
      <style:text-properties officeooo:rsid="003bd951"/>
    </style:style>
    <style:style style:name="T23" style:family="text">
      <style:text-properties officeooo:rsid="003c6069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419562"/>
    </style:style>
    <style:style style:name="T26" style:family="text">
      <style:text-properties style:text-position="sub 58%" officeooo:rsid="003fde4b"/>
    </style:style>
    <style:style style:name="T27" style:family="text">
      <style:text-properties style:text-position="sub 58%" officeooo:rsid="003ebd9e"/>
    </style:style>
    <style:style style:name="T28" style:family="text">
      <style:text-properties style:text-position="sub 58%" officeooo:rsid="0041d2be"/>
    </style:style>
    <style:style style:name="T29" style:family="text">
      <style:text-properties style:text-position="sub 58%" officeooo:rsid="0042733a"/>
    </style:style>
    <style:style style:name="T30" style:family="text">
      <style:text-properties officeooo:rsid="003fde4b"/>
    </style:style>
    <style:style style:name="T31" style:family="text">
      <style:text-properties officeooo:rsid="003ebd9e"/>
    </style:style>
    <style:style style:name="T32" style:family="text">
      <style:text-properties officeooo:rsid="00431c0f"/>
    </style:style>
    <style:style style:name="T33" style:family="text">
      <style:text-properties officeooo:rsid="0043e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licode Software Design Specification</text:p>
      <text:h text:style-name="Heading_20_1" text:outline-level="1"><text:bookmark-start text:name="__RefHeading___Toc111_1903247059"/>In<text:span text:style-name="T3">t</text:span>roduction<text:bookmark-end text:name="__RefHeading___Toc111_1903247059"/></text:h>
      <text:p text:style-name="P2">This document gives the software design specification which impelements the Replicode language specification in <text:span text:style-name="T1">Replicode: A Constructivist Programming Language and Paradigm,</text:span><text:note text:id="ftn1" text:note-class="footnote"><text:note-citation>1</text:note-citation><text:note-body><text:p text:style-name="Footnote"><text:a xlink:type="simple" xlink:href="https://github.com/IIIM-IS/replicode/blob/master/Replicode_A_constructivist_programming_paradigm_and_language_2013.pdf" text:style-name="Internet_20_link" text:visited-style-name="Visited_20_Internet_20_Link">https://github.com/IIIM-IS/replicode/blob/master/Replicode_A_constructivist_programming_paradigm_and_language_2013.pdf</text:a></text:p></text:note-body></text:note> <text:span text:style-name="T5">version 2.0, revision 4.</text:span> <text:span text:style-name="T5">This corresponds to version 1.2 of the</text:span> <text:span text:style-name="T5">C++ </text:span>Replicode code base.<text:note text:id="ftn2" text:note-class="footnote"><text:note-citation>2</text:note-citation><text:note-body><text:p text:style-name="Footnote"><text:a xlink:type="simple" xlink:href="https://github.com/IIIM-IS/replicode" text:style-name="Internet_20_link" text:visited-style-name="Visited_20_Internet_20_Link">https://github.com/IIIM-IS/replicode</text:a></text:p></text:note-body></text:note> <text:span text:style-name="T5">We detail the code’s classes and architecture, </text:span>and how they achieve the functionality <text:span text:style-name="T4">of</text:span> the language specification.</text:p>
      <text:p text:style-name="P3">Below, we first describe the <text:span text:style-name="T1">memory </text:span><text:span text:style-name="T2">containers</text:span> that hold objects and process jobs. These are used in the three main phases of operation: <text:span text:style-name="T1">compiler</text:span>, <text:span text:style-name="T1">executive</text:span> and <text:span text:style-name="T1">decompiler</text:span>. The compiler takes the initialization settings and seed code and loads up the memory <text:span text:style-name="T18">containers</text:span> for the executive. The executive performs the main operation by modifying, moving, creating <text:span text:style-name="T6">and deleting</text:span> objects and process jobs. Finally, the decompiler converts memory objects into human readable form for monitoring during runtime and to produce the final output when the executive finishes. <text:span text:style-name="T7">We will describe these in detail later, but first it will help to briefly describe how they function in the “Hello world” example.</text:span></text:p>
      <text:h text:style-name="Heading_20_2" text:outline-level="2">Hello world</text:h>
      <text:p text:style-name="P5">When you first build Replicode, it is ready to run the “Hello world” example. On Windows, install Visual Studio 2017 Community Edition or equivalent. In a command prompt, clone the <text:span text:style-name="T14">repository</text:span>:</text:p>
      <text:p text:style-name="P12">git clone --recursive https://github.com/IIIM-IS/replicode</text:p>
      <text:p text:style-name="P5">In Visual Studio, open the solution file <text:span text:style-name="T8">Replicode.sln</text:span> . <text:span text:style-name="T12">Press F5 to compile and run. It should print the following:</text:span></text:p>
      <text:p text:style-name="Preformatted_20_Text">&gt; compiling ...</text:p>
      <text:p text:style-name="Preformatted_20_Text">&gt; usr operators initialized</text:p>
      <text:p text:style-name="Preformatted_20_Text">&gt; user-defined operator library ./usr_operators.dll loaded</text:p>
      <text:p text:style-name="Preformatted_20_Text">&gt; ... done</text:p>
      <text:p text:style-name="Preformatted_20_Text">&gt; running for 10000 ms</text:p>
      <text:p text:style-name="Preformatted_20_Text"/>
      <text:p text:style-name="Preformatted_20_Text">0s:51ms:336us: <text:span text:style-name="T13">hello world 1</text:span></text:p>
      <text:p text:style-name="Preformatted_20_Text"/>
      <text:p text:style-name="Preformatted_20_Text">&gt; shutting rMem down...</text:p>
      <text:p text:style-name="Preformatted_20_Text">&gt; DECOMPILATION</text:p>
      <text:p text:style-name="Preformatted_20_Text">&gt; image taken at: Fri Apr 17 2020 08:29:12:768:436 GMT</text:p>
      <text:p text:style-name="Preformatted_20_Text">&gt; 0 objects</text:p>
      <text:p text:style-name="P6">The main result is to print “hello world 1”. <text:span text:style-name="T14">The details are provided below, but here we briefly describe the operation of Replicode to produce this result.</text:span></text:p>
      <text:p text:style-name="P7"><text:soft-page-break/><text:span text:style-name="T15">When initializing, Replicode loads the settings file. If not specified on the command line, the default is </text:span><text:a xlink:type="simple" xlink:href="https://github.com/IIIM-IS/replicode/blob/master/Test/settings.xml" text:style-name="Internet_20_link" text:visited-style-name="Visited_20_Internet_20_Link"><text:span text:style-name="T15">Test/settings.xml</text:span></text:a><text:span text:style-name="T15"> which says </text:span><text:span text:style-name="T8">source_file_name="../Test/V1.2/main.replicode"</text:span> . <text:span text:style-name="T15">In </text:span><text:a xlink:type="simple" xlink:href="https://github.com/IIIM-IS/replicode/blob/master/Test/V1.2/main.replicode" text:style-name="Internet_20_link" text:visited-style-name="Visited_20_Internet_20_Link"><text:span text:style-name="T15">Test/V1.2/main.replicode</text:span></text:a><text:span text:style-name="T15"> it says </text:span><text:span text:style-name="T8">!load hello.world.1.replicode</text:span> . <text:s/><text:span text:style-name="T15">And </text:span><text:a xlink:type="simple" xlink:href="https://github.com/IIIM-IS/replicode/blob/master/Test/V1.2/hello.world.1.replicode" text:style-name="Internet_20_link" text:visited-style-name="Visited_20_Internet_20_Link"><text:span text:style-name="T15">Test/V1.2/hello.world.1.replicode</text:span></text:a><text:span text:style-name="T15"> says the following. (More details are in the comments.)</text:span></text:p>
      <text:p text:style-name="P11">pgm0:(pgm |[] |[] |[] []</text:p>
      <text:p text:style-name="P11"><text:s text:c="3"/>(prb [1 "print" "hello world 1" |[]])</text:p>
      <text:p text:style-name="P11">1) |[]</text:p>
      <text:p text:style-name="P11"/>
      <text:p text:style-name="P11">ipgm0:(ipgm pgm0 |[] RUN_ONCE 50000us VOLATILE SILENT 1) [[SYNC_ONCE now 0 1 stdin nil 1]]</text:p>
      <text:p text:style-name="P4"><text:span text:style-name="T16">T</text:span>his is not the place to explain Replicode syntax in detail. <text:span text:style-name="T16">In brief</text:span>, <text:span text:style-name="T16">this code creates a program </text:span><text:span text:style-name="T9">pgm0</text:span><text:span text:style-name="T16"> with a command to print “hello world 1”, <text:s/>and uses </text:span><text:span text:style-name="T9">ipgm</text:span><text:span text:style-name="T16"> to instantiate this program.</text:span></text:p>
      <text:h text:style-name="P15" text:outline-level="1">Memory <text:span text:style-name="T18">containers</text:span></text:h>
      <text:h text:style-name="P13" text:outline-level="2">Groups</text:h>
      <text:h text:style-name="P14" text:outline-level="2">Reduction job queue</text:h>
      <text:h text:style-name="Heading_20_2" text:outline-level="2">Time job queue</text:h>
      <text:h text:style-name="Heading_20_1" text:outline-level="1"><text:bookmark-start text:name="__RefHeading___Toc113_1903247059"/>Compiler <text:span text:style-name="T5">and initialization</text:span><text:bookmark-end text:name="__RefHeading___Toc113_1903247059"/></text:h>
      <text:h text:style-name="Heading_20_1" text:outline-level="1"><text:bookmark-start text:name="__RefHeading___Toc115_1903247059"/>Executive <text:span text:style-name="T17">and Auto Focus</text:span><text:bookmark-end text:name="__RefHeading___Toc115_1903247059"/></text:h>
      <text:h text:style-name="Heading_20_2" text:outline-level="2">Controllers</text:h>
      <text:p text:style-name="P8">Each model, composite state, or program has a <text:span text:style-name="T20">C</text:span>ontroller created for it. The <text:span text:style-name="T20">C</text:span>ontroller <text:span text:style-name="T19">can </text:span>hold state such as the set of requirements for a model. Each <text:span text:style-name="T20">C</text:span>ontroller has a method <text:span text:style-name="T8">reduce(input)</text:span>. <text:span text:style-name="T19">This method is called upon running the ReductionJob or TimeJob which was created for it. The </text:span><text:span text:style-name="T8">reduce(input)</text:span><text:span text:style-name="T19"> method operates on these inputs:</text:span></text:p>
      <text:list xml:id="list3619575200" text:style-name="L1">
        <text:list-item>
          <text:p text:style-name="P16">The <text:span text:style-name="T8">input</text:span> parameter, which was stored in the ReductionJob or TimeJob, <text:span text:style-name="T20">for example a newly injected Fact.</text:span></text:p>
        </text:list-item>
        <text:list-item>
          <text:p text:style-name="P17">The state of the controller at invocation.</text:p>
        </text:list-item>
        <text:list-item>
          <text:p text:style-name="P17">Objects pointed to by the controller. The <text:s/><text:span text:style-name="T10">reduce(input)</text:span><text:span text:style-name="T19"> method </text:span>does not <text:span text:style-name="T22">otherwise</text:span> scan the global memory for objects <text:span text:style-name="T22">to process</text:span>.</text:p>
        </text:list-item>
      </text:list>
      <text:p text:style-name="P9">The <text:s/><text:span text:style-name="T10">reduce(input)</text:span><text:span text:style-name="T19"> method </text:span>has these outputs:</text:p>
      <text:list xml:id="list3446436242" text:style-name="L2">
        <text:list-item>
          <text:p text:style-name="P18">Updated state of the controller, including new objects (such as model requirements) which are not injected into global memory.</text:p>
        </text:list-item>
        <text:list-item>
          <text:p text:style-name="P18"><text:soft-page-break/>Modification of existing objects (such as a model success rate).</text:p>
        </text:list-item>
        <text:list-item>
          <text:p text:style-name="P18">New objects which are injected into global memory. <text:span text:style-name="T23">These may include mk.rdx notification objects which list the inputs and outputs of the reduction, as described in section “Notification of Reduction” of the Replicode language specification.</text:span></text:p>
        </text:list-item>
        <text:list-item>
          <text:p text:style-name="P18"><text:span text:style-name="T21">New</text:span> ReductionJob<text:span text:style-name="T21">s</text:span> or TimeJob<text:span text:style-name="T21">s</text:span> <text:span text:style-name="T21">to process each newly injected object</text:span>. <text:span text:style-name="T21">Effectively, this is a delayed call to </text:span><text:span text:style-name="T11">controller-&gt;reduce(input)</text:span><text:span text:style-name="T21"> for each controller which may be able to process the input.</text:span></text:p>
        </text:list-item>
      </text:list>
      <text:p text:style-name="P19">At the highest level, this outlines the following example explanations:</text:p>
      <text:list xml:id="list483383805" text:style-name="L3">
        <text:list-item>
          <text:p text:style-name="P20"><text:span text:style-name="T31">“What made object O</text:span><text:span text:style-name="T29">x</text:span><text:span text:style-name="T31">?” “At time T</text:span><text:span text:style-name="T25">1</text:span><text:span text:style-name="T31">, controller C</text:span><text:span text:style-name="T25">1</text:span><text:span text:style-name="T31"> did a reduction on input object O</text:span><text:span text:style-name="T25">1</text:span><text:span text:style-name="T31">”. </text:span></text:p>
        </text:list-item>
        <text:list-item>
          <text:p text:style-name="P20"><text:span text:style-name="T31">“What invoked that reduction?” “The executive ran the ReductionJob which was created for the controller and input at time T</text:span><text:span text:style-name="T27">2</text:span><text:span text:style-name="T31"> when controller C</text:span><text:span text:style-name="T27">2</text:span><text:span text:style-name="T31"> (possibly the same controller) did a reduction on input O</text:span><text:span text:style-name="T27">2</text:span><text:span text:style-name="T31">”.</text:span></text:p>
        </text:list-item>
        <text:list-item>
          <text:p text:style-name="P20"><text:span text:style-name="T31">“What made controller C</text:span><text:span text:style-name="T25">1</text:span><text:span text:style-name="T31">?” “It was made as the controller for model M</text:span><text:span text:style-name="T26">1</text:span><text:span text:style-name="T30"> which was made at time T</text:span><text:span text:style-name="T25">3</text:span><text:span text:style-name="T31"> when controller C</text:span><text:span text:style-name="T28">3</text:span><text:span text:style-name="T31"> did a reduction on input O</text:span><text:span text:style-name="T27">3</text:span><text:span text:style-name="T31">”.</text:span></text:p>
        </text:list-item>
      </text:list>
      <text:p text:style-name="P10">There could be more <text:span text:style-name="T33">detailed </text:span>questions like “Why did the reduction make object O<text:span text:style-name="T24">x</text:span>?” but, since a single reduction runs almost instantly, all the outputs and changes are determined by the input object and the state of the controller and global memory when invoked. <text:span text:style-name="T33">Thus, these detailed questions can be explained by standard static code tracing.</text:span></text:p>
      <text:h text:style-name="Heading_20_1" text:outline-level="1"><text:bookmark-start text:name="__RefHeading___Toc121_1903247059"/>Decompiler <text:span text:style-name="T5">and output</text:span><text:bookmark-end text:name="__RefHeading___Toc121_1903247059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402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.1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.2in" loext:contextual-spacing="tru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4:28.475000000</meta:creation-date>
    <meta:generator>LibreOffice/6.2.4.2$Windows_X86_64 LibreOffice_project/2412653d852ce75f65fbfa83fb7e7b669a126d64</meta:generator>
    <dc:date>2020-05-07T11:59:35.943000000</dc:date>
    <meta:editing-duration>PT13H37M47S</meta:editing-duration>
    <meta:editing-cycles>45</meta:editing-cycles>
    <meta:document-statistic meta:table-count="0" meta:image-count="0" meta:object-count="0" meta:page-count="3" meta:paragraph-count="49" meta:word-count="780" meta:character-count="5066" meta:non-whitespace-character-count="4348"/>
  </office:meta>
</office:document-meta>
</file>